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fo:font-weight="bold" officeooo:rsid="00d293e7" officeooo:paragraph-rsid="015e1353"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6"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51"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2"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4" style:family="paragraph" style:parent-style-name="Text_20_body">
      <style:text-properties officeooo:rsid="0129f808" officeooo:paragraph-rsid="0129f808"/>
    </style:style>
    <style:style style:name="P155" style:family="paragraph" style:parent-style-name="Text_20_body">
      <style:text-properties style:font-name="DejaVu Sans Mono" fo:font-size="10pt" officeooo:rsid="0129f808" officeooo:paragraph-rsid="0129f808"/>
    </style:style>
    <style:style style:name="P15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7"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58" style:family="paragraph" style:parent-style-name="Text_20_body">
      <style:text-properties style:font-name="Liberation Serif" fo:font-size="12pt" officeooo:rsid="0129f808" officeooo:paragraph-rsid="0129f808" style:font-size-asian="10.5pt" style:font-size-complex="12pt"/>
    </style:style>
    <style:style style:name="P159" style:family="paragraph" style:parent-style-name="Text_20_body">
      <style:text-properties style:font-name="Liberation Serif" fo:font-size="12pt" officeooo:rsid="012c4db5" officeooo:paragraph-rsid="012c4db5" style:font-size-asian="10.5pt" style:font-size-complex="12pt"/>
    </style:style>
    <style:style style:name="P160" style:family="paragraph" style:parent-style-name="Text_20_body">
      <style:text-properties style:font-name="Liberation Serif" fo:font-size="12pt" officeooo:rsid="015e1353" officeooo:paragraph-rsid="015e1353" style:font-size-asian="10.5pt" style:font-size-complex="12pt"/>
    </style:style>
    <style:style style:name="P161"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2"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63"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4"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5"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6"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67" style:family="paragraph" style:parent-style-name="Text_20_body">
      <style:text-properties style:font-name="Liberation Serif" fo:font-size="12pt" fo:font-weight="bold" officeooo:rsid="013cd4fd" officeooo:paragraph-rsid="013cd4fd" style:font-weight-asian="bold" style:font-weight-complex="bold"/>
    </style:style>
    <style:style style:name="P168" style:family="paragraph" style:parent-style-name="Text_20_body">
      <style:text-properties style:font-name="Liberation Serif" fo:font-size="12pt" fo:font-weight="bold" officeooo:rsid="013ecbe3" officeooo:paragraph-rsid="013ecbe3" style:font-weight-asian="bold" style:font-weight-complex="bold"/>
    </style:style>
    <style:style style:name="P169" style:family="paragraph" style:parent-style-name="Text_20_body">
      <style:text-properties style:font-name="Liberation Serif" fo:font-size="12pt" fo:font-weight="bold" officeooo:rsid="0140bce7" officeooo:paragraph-rsid="0140bce7" style:font-weight-asian="bold" style:font-weight-complex="bold"/>
    </style:style>
    <style:style style:name="P170" style:family="paragraph" style:parent-style-name="Text_20_body">
      <style:text-properties style:font-name="Liberation Serif" fo:font-size="12pt" fo:font-weight="bold" officeooo:rsid="0143f801" officeooo:paragraph-rsid="0143f801" style:font-weight-asian="bold" style:font-weight-complex="bold"/>
    </style:style>
    <style:style style:name="P171" style:family="paragraph" style:parent-style-name="Text_20_body">
      <style:text-properties style:font-name="Liberation Serif" fo:font-size="12pt" fo:font-weight="bold" officeooo:rsid="0150ab82" officeooo:paragraph-rsid="0150ab82" style:font-weight-asian="bold" style:font-weight-complex="bold"/>
    </style:style>
    <style:style style:name="P172" style:family="paragraph" style:parent-style-name="Text_20_body">
      <style:text-properties officeooo:rsid="012da5e8" officeooo:paragraph-rsid="012da5e8"/>
    </style:style>
    <style:style style:name="P173" style:family="paragraph" style:parent-style-name="Text_20_body">
      <style:text-properties officeooo:rsid="012da5e8" officeooo:paragraph-rsid="0140d413"/>
    </style:style>
    <style:style style:name="P174" style:family="paragraph" style:parent-style-name="Text_20_body">
      <style:text-properties fo:font-weight="normal" officeooo:rsid="012f42db" officeooo:paragraph-rsid="01303e37" style:font-weight-asian="normal" style:font-weight-complex="normal"/>
    </style:style>
    <style:style style:name="P175" style:family="paragraph" style:parent-style-name="Text_20_body">
      <style:text-properties fo:font-weight="normal" officeooo:rsid="01303e37" officeooo:paragraph-rsid="01303e37" style:font-weight-asian="normal" style:font-weight-complex="normal"/>
    </style:style>
    <style:style style:name="P176" style:family="paragraph" style:parent-style-name="Text_20_body">
      <style:text-properties fo:font-weight="normal" officeooo:rsid="01303e37" officeooo:paragraph-rsid="015e1353" style:font-weight-asian="normal" style:font-weight-complex="normal"/>
    </style:style>
    <style:style style:name="P177" style:family="paragraph" style:parent-style-name="Text_20_body">
      <style:text-properties officeooo:rsid="01469d63" officeooo:paragraph-rsid="01469d63"/>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paragraph-rsid="018a6c56"/>
    </style:style>
    <style:style style:name="P182"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8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8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8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8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9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9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92" style:family="paragraph" style:parent-style-name="Text_20_body" style:list-style-name="L1">
      <style:text-properties fo:font-weight="normal" officeooo:rsid="012f42db" officeooo:paragraph-rsid="01303e37" style:font-weight-asian="normal" style:font-weight-complex="normal"/>
    </style:style>
    <style:style style:name="P193" style:family="paragraph" style:parent-style-name="Text_20_body" style:list-style-name="L1">
      <style:text-properties fo:font-weight="normal" officeooo:rsid="012f42db" officeooo:paragraph-rsid="012f42db" style:font-weight-asian="normal" style:font-weight-complex="normal"/>
    </style:style>
    <style:style style:name="P194" style:family="paragraph" style:parent-style-name="Text_20_body" style:list-style-name="L1">
      <style:text-properties fo:font-weight="normal" officeooo:rsid="0140bce7" officeooo:paragraph-rsid="0140bce7" style:font-weight-asian="normal" style:font-weight-complex="normal"/>
    </style:style>
    <style:style style:name="P195" style:family="paragraph" style:parent-style-name="Text_20_body" style:list-style-name="L1">
      <style:text-properties fo:font-weight="normal" officeooo:rsid="013bfd23" officeooo:paragraph-rsid="013bfd23" style:font-weight-asian="normal" style:font-weight-complex="normal"/>
    </style:style>
    <style:style style:name="P196" style:family="paragraph" style:parent-style-name="Text_20_body" style:list-style-name="L1">
      <style:text-properties officeooo:rsid="012f42db" officeooo:paragraph-rsid="012f42db"/>
    </style:style>
    <style:style style:name="P197" style:family="paragraph" style:parent-style-name="Text_20_body" style:list-style-name="L1">
      <style:text-properties officeooo:rsid="015e1353" officeooo:paragraph-rsid="015e1353"/>
    </style:style>
    <style:style style:name="P198" style:family="paragraph" style:parent-style-name="Text_20_body" style:list-style-name="L2">
      <style:text-properties officeooo:rsid="01469d63" officeooo:paragraph-rsid="01469d63"/>
    </style:style>
    <style:style style:name="P199" style:family="paragraph" style:parent-style-name="Text_20_body" style:list-style-name="L2">
      <style:text-properties officeooo:rsid="01469d63" officeooo:paragraph-rsid="01482f29"/>
    </style:style>
    <style:style style:name="P200" style:family="paragraph" style:parent-style-name="Text_20_body" style:list-style-name="L2">
      <style:text-properties officeooo:rsid="01482f29" officeooo:paragraph-rsid="01482f29"/>
    </style:style>
    <style:style style:name="P201" style:family="paragraph" style:parent-style-name="Text_20_body" style:list-style-name="L2">
      <style:text-properties officeooo:rsid="0150ab82" officeooo:paragraph-rsid="0150ab82"/>
    </style:style>
    <style:style style:name="P202" style:family="paragraph" style:parent-style-name="Text_20_body" style:list-style-name="L2">
      <style:text-properties officeooo:rsid="018a6c56" officeooo:paragraph-rsid="018a6c56"/>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ec012" style:font-weight-asian="normal" style:font-weight-complex="normal"/>
    </style:style>
    <style:style style:name="T40" style:family="text">
      <style:text-properties fo:font-weight="normal" officeooo:rsid="00c1d7e8" style:font-weight-asian="normal" style:font-weight-complex="normal"/>
    </style:style>
    <style:style style:name="T41" style:family="text">
      <style:text-properties fo:font-weight="normal" officeooo:rsid="00c7bb72" style:font-weight-asian="normal" style:font-weight-complex="normal"/>
    </style:style>
    <style:style style:name="T42" style:family="text">
      <style:text-properties fo:font-weight="normal" officeooo:rsid="00c8cf0c" style:font-weight-asian="normal" style:font-weight-complex="normal"/>
    </style:style>
    <style:style style:name="T43" style:family="text">
      <style:text-properties fo:font-weight="normal" officeooo:rsid="00d47204" style:font-weight-asian="normal" style:font-weight-complex="normal"/>
    </style:style>
    <style:style style:name="T44" style:family="text">
      <style:text-properties fo:font-weight="normal" officeooo:rsid="00d51b11" style:font-weight-asian="normal" style:font-weight-complex="normal"/>
    </style:style>
    <style:style style:name="T45" style:family="text">
      <style:text-properties fo:font-weight="normal" officeooo:rsid="00d572f2" style:font-weight-asian="normal" style:font-weight-complex="normal"/>
    </style:style>
    <style:style style:name="T46" style:family="text">
      <style:text-properties fo:font-weight="normal" officeooo:rsid="00d70db3" style:font-weight-asian="normal" style:font-weight-complex="normal"/>
    </style:style>
    <style:style style:name="T47" style:family="text">
      <style:text-properties fo:font-weight="normal" officeooo:rsid="00d8ccd7" style:font-weight-asian="normal" style:font-weight-complex="normal"/>
    </style:style>
    <style:style style:name="T48" style:family="text">
      <style:text-properties fo:font-weight="normal" officeooo:rsid="00da92e0" style:font-weight-asian="normal" style:font-weight-complex="normal"/>
    </style:style>
    <style:style style:name="T49" style:family="text">
      <style:text-properties fo:font-weight="normal" officeooo:rsid="00db9465" style:font-weight-asian="normal" style:font-weight-complex="normal"/>
    </style:style>
    <style:style style:name="T50" style:family="text">
      <style:text-properties fo:font-weight="normal" officeooo:rsid="00dd4f88" style:font-weight-asian="normal" style:font-weight-complex="normal"/>
    </style:style>
    <style:style style:name="T51" style:family="text">
      <style:text-properties fo:font-weight="normal" officeooo:rsid="00de0197" style:font-weight-asian="normal" style:font-weight-complex="normal"/>
    </style:style>
    <style:style style:name="T52" style:family="text">
      <style:text-properties fo:font-weight="normal" officeooo:rsid="00dee78f" style:font-weight-asian="normal" style:font-weight-complex="normal"/>
    </style:style>
    <style:style style:name="T53" style:family="text">
      <style:text-properties fo:font-weight="normal" officeooo:rsid="00df1a05" style:font-weight-asian="normal" style:font-weight-complex="normal"/>
    </style:style>
    <style:style style:name="T54" style:family="text">
      <style:text-properties fo:font-weight="normal" officeooo:rsid="00e1f277" style:font-weight-asian="normal" style:font-weight-complex="normal"/>
    </style:style>
    <style:style style:name="T55" style:family="text">
      <style:text-properties fo:font-weight="normal" officeooo:rsid="00e2ce25" style:font-weight-asian="normal" style:font-weight-complex="normal"/>
    </style:style>
    <style:style style:name="T56" style:family="text">
      <style:text-properties fo:font-weight="normal" officeooo:rsid="00e45a5d" style:font-weight-asian="normal" style:font-weight-complex="normal"/>
    </style:style>
    <style:style style:name="T57" style:family="text">
      <style:text-properties fo:font-weight="normal" officeooo:rsid="00e803b7" style:font-weight-asian="normal" style:font-weight-complex="normal"/>
    </style:style>
    <style:style style:name="T58" style:family="text">
      <style:text-properties fo:font-weight="normal" officeooo:rsid="00e82365" style:font-weight-asian="normal" style:font-weight-complex="normal"/>
    </style:style>
    <style:style style:name="T59" style:family="text">
      <style:text-properties fo:font-weight="normal" officeooo:rsid="00e8d12a" style:font-weight-asian="normal" style:font-weight-complex="normal"/>
    </style:style>
    <style:style style:name="T60" style:family="text">
      <style:text-properties fo:font-weight="normal" officeooo:rsid="00fb0db5" style:font-weight-asian="normal" style:font-weight-complex="normal"/>
    </style:style>
    <style:style style:name="T61" style:family="text">
      <style:text-properties fo:font-weight="normal" officeooo:rsid="011df199" style:font-weight-asian="normal" style:font-weight-complex="normal"/>
    </style:style>
    <style:style style:name="T62" style:family="text">
      <style:text-properties fo:font-weight="normal" officeooo:rsid="012f42db" style:font-weight-asian="normal" style:font-weight-complex="normal"/>
    </style:style>
    <style:style style:name="T63" style:family="text">
      <style:text-properties fo:font-weight="normal" officeooo:rsid="01303e37" style:font-weight-asian="normal" style:font-weight-complex="normal"/>
    </style:style>
    <style:style style:name="T64" style:family="text">
      <style:text-properties fo:font-weight="normal" officeooo:rsid="0137afd4" style:font-weight-asian="normal" style:font-weight-complex="normal"/>
    </style:style>
    <style:style style:name="T65" style:family="text">
      <style:text-properties fo:font-weight="normal" officeooo:rsid="0138a455" style:font-weight-asian="normal" style:font-weight-complex="normal"/>
    </style:style>
    <style:style style:name="T66" style:family="text">
      <style:text-properties fo:font-weight="normal" officeooo:rsid="013f4e84" style:font-weight-asian="normal" style:font-weight-complex="normal"/>
    </style:style>
    <style:style style:name="T67" style:family="text">
      <style:text-properties fo:font-weight="normal" officeooo:rsid="0140bce7" style:font-weight-asian="normal" style:font-weight-complex="normal"/>
    </style:style>
    <style:style style:name="T68" style:family="text">
      <style:text-properties fo:font-weight="normal" officeooo:rsid="0143f801" style:font-weight-asian="normal" style:font-weight-complex="normal"/>
    </style:style>
    <style:style style:name="T69" style:family="text">
      <style:text-properties fo:font-weight="normal" officeooo:rsid="01695371" style:font-weight-asian="normal" style:font-weight-complex="normal"/>
    </style:style>
    <style:style style:name="T70" style:family="text">
      <style:text-properties officeooo:rsid="00255a47"/>
    </style:style>
    <style:style style:name="T71" style:family="text">
      <style:text-properties officeooo:rsid="0026f020"/>
    </style:style>
    <style:style style:name="T72" style:family="text">
      <style:text-properties fo:font-style="italic" style:font-style-asian="italic" style:font-style-complex="italic"/>
    </style:style>
    <style:style style:name="T73" style:family="text">
      <style:text-properties fo:font-style="italic" officeooo:rsid="0042367a" style:font-style-asian="italic" style:font-style-complex="italic"/>
    </style:style>
    <style:style style:name="T74" style:family="text">
      <style:text-properties fo:font-style="italic" officeooo:rsid="0063f321" style:font-style-asian="italic" style:font-style-complex="italic"/>
    </style:style>
    <style:style style:name="T75" style:family="text">
      <style:text-properties fo:font-style="italic" officeooo:rsid="008f6168" style:font-style-asian="italic" style:font-style-complex="italic"/>
    </style:style>
    <style:style style:name="T76" style:family="text">
      <style:text-properties fo:font-style="italic" officeooo:rsid="00b40c33" style:font-style-asian="italic" style:font-style-complex="italic"/>
    </style:style>
    <style:style style:name="T77" style:family="text">
      <style:text-properties fo:font-style="italic" fo:font-weight="bold" officeooo:rsid="0042367a" style:font-style-asian="italic" style:font-weight-asian="bold" style:font-style-complex="italic" style:font-weight-complex="bold"/>
    </style:style>
    <style:style style:name="T78" style:family="text">
      <style:text-properties fo:font-style="italic" fo:font-weight="normal" officeooo:rsid="00984e04" style:font-style-asian="italic" style:font-weight-asian="normal" style:font-style-complex="italic" style:font-weight-complex="normal"/>
    </style:style>
    <style:style style:name="T79" style:family="text">
      <style:text-properties fo:font-style="italic" fo:font-weight="normal" officeooo:rsid="009b7d14" style:font-style-asian="italic" style:font-weight-asian="normal" style:font-style-complex="italic" style:font-weight-complex="normal"/>
    </style:style>
    <style:style style:name="T80" style:family="text">
      <style:text-properties fo:font-style="italic" style:text-underline-style="none" officeooo:rsid="017f6e2e" style:font-style-asian="italic" style:font-style-complex="italic"/>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0"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1"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2"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3" style:family="text">
      <style:text-properties style:font-name="Liberation Serif" officeooo:rsid="007d75a2"/>
    </style:style>
    <style:style style:name="T134" style:family="text">
      <style:text-properties style:font-name="Liberation Serif" officeooo:rsid="007ee42a"/>
    </style:style>
    <style:style style:name="T135" style:family="text">
      <style:text-properties officeooo:rsid="00ccef7e"/>
    </style:style>
    <style:style style:name="T136" style:family="text">
      <style:text-properties officeooo:rsid="00cda650"/>
    </style:style>
    <style:style style:name="T137" style:family="text">
      <style:text-properties officeooo:rsid="00ce51fa"/>
    </style:style>
    <style:style style:name="T138" style:family="text">
      <style:text-properties officeooo:rsid="00ce9f32"/>
    </style:style>
    <style:style style:name="T139" style:family="text">
      <style:text-properties officeooo:rsid="00e7e740"/>
    </style:style>
    <style:style style:name="T140" style:family="text">
      <style:text-properties officeooo:rsid="00e803b7"/>
    </style:style>
    <style:style style:name="T141" style:family="text">
      <style:text-properties officeooo:rsid="00f1c8c5"/>
    </style:style>
    <style:style style:name="T142" style:family="text">
      <style:text-properties officeooo:rsid="00f9736f"/>
    </style:style>
    <style:style style:name="T143" style:family="text">
      <style:text-properties officeooo:rsid="00fb3b84"/>
    </style:style>
    <style:style style:name="T144" style:family="text">
      <style:text-properties officeooo:rsid="00fb4e87"/>
    </style:style>
    <style:style style:name="T145" style:family="text">
      <style:text-properties officeooo:rsid="00ffd3fd"/>
    </style:style>
    <style:style style:name="T146" style:family="text">
      <style:text-properties officeooo:rsid="01006db1"/>
    </style:style>
    <style:style style:name="T147" style:family="text">
      <style:text-properties officeooo:rsid="0103388f"/>
    </style:style>
    <style:style style:name="T148" style:family="text">
      <style:text-properties officeooo:rsid="011bd67c"/>
    </style:style>
    <style:style style:name="T149" style:family="text">
      <style:text-properties officeooo:rsid="011d2585"/>
    </style:style>
    <style:style style:name="T150" style:family="text">
      <style:text-properties officeooo:rsid="011df199"/>
    </style:style>
    <style:style style:name="T151" style:family="text">
      <style:text-properties officeooo:rsid="011e5a5e"/>
    </style:style>
    <style:style style:name="T152" style:family="text">
      <style:text-properties officeooo:rsid="0120c0b5"/>
    </style:style>
    <style:style style:name="T153" style:family="text">
      <style:text-properties officeooo:rsid="012256b2"/>
    </style:style>
    <style:style style:name="T154" style:family="text">
      <style:text-properties officeooo:rsid="01243ea2"/>
    </style:style>
    <style:style style:name="T155" style:family="text">
      <style:text-properties officeooo:rsid="0126b4e8"/>
    </style:style>
    <style:style style:name="T156" style:family="text">
      <style:text-properties officeooo:rsid="01286bca"/>
    </style:style>
    <style:style style:name="T157" style:family="text">
      <style:text-properties officeooo:rsid="00463bcf"/>
    </style:style>
    <style:style style:name="T158" style:family="text">
      <style:text-properties officeooo:rsid="0129a87d"/>
    </style:style>
    <style:style style:name="T159" style:family="text">
      <style:text-properties officeooo:rsid="012c4db5"/>
    </style:style>
    <style:style style:name="T160" style:family="text">
      <style:text-properties officeooo:rsid="012f42db"/>
    </style:style>
    <style:style style:name="T161" style:family="text">
      <style:text-properties officeooo:rsid="0131454f"/>
    </style:style>
    <style:style style:name="T162" style:family="text">
      <style:text-properties officeooo:rsid="0132f211"/>
    </style:style>
    <style:style style:name="T163" style:family="text">
      <style:text-properties officeooo:rsid="0137afd4"/>
    </style:style>
    <style:style style:name="T164" style:family="text">
      <style:text-properties officeooo:rsid="013bfd23"/>
    </style:style>
    <style:style style:name="T165" style:family="text">
      <style:text-properties officeooo:rsid="013ea2d5"/>
    </style:style>
    <style:style style:name="T166" style:family="text">
      <style:text-properties officeooo:rsid="0140bce7"/>
    </style:style>
    <style:style style:name="T167" style:family="text">
      <style:text-properties officeooo:rsid="0140d413"/>
    </style:style>
    <style:style style:name="T168" style:family="text">
      <style:text-properties officeooo:rsid="01426919"/>
    </style:style>
    <style:style style:name="T169" style:family="text">
      <style:text-properties officeooo:rsid="01482f29"/>
    </style:style>
    <style:style style:name="T170" style:family="text">
      <style:text-properties officeooo:rsid="0149d732"/>
    </style:style>
    <style:style style:name="T171" style:family="text">
      <style:text-properties officeooo:rsid="014afd42"/>
    </style:style>
    <style:style style:name="T172" style:family="text">
      <style:text-properties officeooo:rsid="014bfe8c"/>
    </style:style>
    <style:style style:name="T173" style:family="text">
      <style:text-properties officeooo:rsid="014cd43c"/>
    </style:style>
    <style:style style:name="T174" style:family="text">
      <style:text-properties officeooo:rsid="01536fb8"/>
    </style:style>
    <style:style style:name="T175" style:family="text">
      <style:text-properties officeooo:rsid="0154b565"/>
    </style:style>
    <style:style style:name="T176" style:family="text">
      <style:text-properties officeooo:rsid="01595a0e"/>
    </style:style>
    <style:style style:name="T177" style:family="text">
      <style:text-properties officeooo:rsid="015b4e6e"/>
    </style:style>
    <style:style style:name="T178" style:family="text">
      <style:text-properties officeooo:rsid="015e1353"/>
    </style:style>
    <style:style style:name="T179" style:family="text">
      <style:text-properties officeooo:rsid="01602851"/>
    </style:style>
    <style:style style:name="T180" style:family="text">
      <style:text-properties officeooo:rsid="016214f8"/>
    </style:style>
    <style:style style:name="T181" style:family="text">
      <style:text-properties officeooo:rsid="0166ad2c"/>
    </style:style>
    <style:style style:name="T182" style:family="text">
      <style:text-properties officeooo:rsid="0171f4ff"/>
    </style:style>
    <style:style style:name="T183" style:family="text">
      <style:text-properties officeooo:rsid="01759cea"/>
    </style:style>
    <style:style style:name="T184" style:family="text">
      <style:text-properties officeooo:rsid="017bd5d9"/>
    </style:style>
    <style:style style:name="T185" style:family="text">
      <style:text-properties officeooo:rsid="017f6e2e"/>
    </style:style>
    <style:style style:name="T186" style:family="text">
      <style:text-properties officeooo:rsid="01830e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51">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9"><text:a xlink:type="simple" xlink:href="#__RefHeading___Toc2039_3134269758" text:style-name="Index_20_Link" text:visited-style-name="Index_20_Link">Introduction<text:tab/>3</text:a></text:p>
          <text:p text:style-name="P179"><text:a xlink:type="simple" xlink:href="#__RefHeading___Toc2041_3134269758" text:style-name="Index_20_Link" text:visited-style-name="Index_20_Link">Compiling<text:tab/>4</text:a></text:p>
          <text:p text:style-name="P179"><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9"><text:a xlink:type="simple" xlink:href="#__RefHeading___Toc2045_3134269758" text:style-name="Index_20_Link" text:visited-style-name="Index_20_Link">Extending<text:tab/>9</text:a></text:p>
          <text:p text:style-name="P179"><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9"><text:a xlink:type="simple" xlink:href="#__RefHeading___Toc2049_3134269758" text:style-name="Index_20_Link" text:visited-style-name="Index_20_Link">Moving things around, Variables<text:tab/>15</text:a></text:p>
          <text:p text:style-name="P179"><text:a xlink:type="simple" xlink:href="#__RefHeading___Toc2051_3134269758" text:style-name="Index_20_Link" text:visited-style-name="Index_20_Link">Control flow<text:tab/>18</text:a></text:p>
          <text:p text:style-name="P179"><text:a xlink:type="simple" xlink:href="#__RefHeading___Toc2053_3134269758" text:style-name="Index_20_Link" text:visited-style-name="Index_20_Link">Math<text:tab/>25</text:a></text:p>
          <text:p text:style-name="P179"><text:a xlink:type="simple" xlink:href="#__RefHeading___Toc2002_3391041109" text:style-name="Index_20_Link" text:visited-style-name="Index_20_Link">Segment Control<text:tab/>26</text:a></text:p>
          <text:p text:style-name="P179"><text:a xlink:type="simple" xlink:href="#__RefHeading___Toc2054_3391041109" text:style-name="Index_20_Link" text:visited-style-name="Index_20_Link">Privilege<text:tab/>27</text:a></text:p>
          <text:p text:style-name="P179"><text:a xlink:type="simple" xlink:href="#__RefHeading___Toc2254_510028098" text:style-name="Index_20_Link" text:visited-style-name="Index_20_Link">Krenel<text:tab/>29</text:a></text:p>
          <text:p text:style-name="P179"><text:a xlink:type="simple" xlink:href="#__RefHeading___Toc2055_3134269758" text:style-name="Index_20_Link" text:visited-style-name="Index_20_Link">Challenges<text:tab/>30</text:a></text:p>
        </text:index-body>
      </text:table-of-content>
      <text:p text:style-name="P36"/>
      <text:h text:style-name="P180"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2">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2">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0">A hypothetical driver could attempt to mirror real-life hardware interfaces, or just be something that works. This provides enormous flexibility to educators and developers alike, and makes Sisa16 useful in its own right. </text:span><text:span text:style-name="T73">See “</text:span><text:span text:style-name="T77">Extending</text:span><text:span text:style-name="T73">”</text:span><text:span text:style-name="T90">.</text:span></text:p>
      <text:p text:style-name="P15"/>
      <text:p text:style-name="P7"><text:span text:style-name="T11">The assembler is designed for rapid prototyping and debugging. </text:span><text:span text:style-name="T60">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1">It is my gift to you in the hopes that you find it useful, </text:span><text:span text:style-name="T143">or at least entertaining</text:span><text:span text:style-name="T71">.</text:span> <text:span text:style-name="T10">An example driver is provided which can load files into the segment and interact with the terminal. </text:span><text:span text:style-name="T144">A complete set of tools for working with the language is provided.</text:span></text:p>
      <text:p text:style-name="P34"/>
      <text:p text:style-name="P34"/>
      <text:p text:style-name="P34"/>
      <text:p text:style-name="P35">“Let all that you do be done with love.”</text:p>
      <text:p text:style-name="P152"/>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5">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18"/>
      <text:p text:style-name="P18">-<text:span text:style-name="T151">DUSE_TERMIOS</text:span></text:p>
      <text:p text:style-name="P19">Recommended building flag. Enables usage of fnctl and termios in the textmode driver, not only to provide “raw” mode, but also to provide the ability to toggle non-blocking getchar by calling an interrupt. </text:p>
      <text:p text:style-name="P19"/>
      <text:p text:style-name="P19">-<text:span text:style-name="T153">DNO_DEVICE_PRIVILEGE</text:span></text:p>
      <text:p text:style-name="P20">Allow getchar, putchar, and interrupt to be called in user mode.</text:p>
      <text:p text:style-name="P20"/>
      <text:p text:style-name="P20">-DNO_PREEMPT</text:p>
      <text:p text:style-name="P20">Disable Pre-emptive execution. This speeds up the emulator significantly, but disables the ability to restrict the execution cycles of user mode.</text:p>
      <text:p text:style-name="P20"/>
      <text:p text:style-name="P20">-DPREEMPT_TIMER=0x100000</text:p>
      <text:p text:style-name="P20">Set the number of instructions between pre-emptions <text:span text:style-name="T154">in User mode. Pre-emption is used to guarantee that userland code will always return to a privileged kernel. </text:span></text:p>
      <text:p text:style-name="P20"/>
      <text:p text:style-name="P20">-<text:span text:style-name="T171">DPREEMPT=codeToCausePreemption()</text:span></text:p>
      <text:p text:style-name="P21">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7">taking the address of a goto label</text:span>, which speeds up the emulator tremendously and makes compilation much faster.</text:p>
      <text:p text:style-name="P8"><text:soft-page-break/></text:p>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48">You should only do this if your system does not use </text:span><text:span text:style-name="T149">a standar </text:span><text:span text:style-name="T148">two’s complement </text:span><text:span text:style-name="T149">layout.</text:span></text:p>
      <text:p text:style-name="P9"/>
      <text:p text:style-name="P9">-DNO_SEGMENT</text:p>
      <text:p text:style-name="P9">Disable the segment.</text:p>
      <text:p text:style-name="P9"/>
      <text:p text:style-name="P9">-<text:span text:style-name="T171">DNO_SIGNAL</text:span></text:p>
      <text:p text:style-name="P21">Disable hooking of SIGINT <text:span text:style-name="T172">in the emulator and debugger, and SIGSEGV in the debugger.</text:span></text:p>
      <text:p text:style-name="P153">-<text:span text:style-name="T147">DNO_EMULATE</text:span></text:p>
      <text:p text:style-name="P17">Disable emulate and emulate_seg <text:span text:style-name="T148">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2">and debugger.</text:span></text:p>
      <text:p text:style-name="P9"/>
      <text:p text:style-name="P10">cc isa.c -DUSE_UNSIGNED_INT -o sisa16_emu</text:p>
      <text:p text:style-name="P11">cc <text:span text:style-name="T142">debugger</text:span>.c -DUSE_UNSIGNED_INT -o sisa16_<text:span text:style-name="T142">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55">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80" text:outline-level="1"><text:bookmark-start text:name="__RefHeading___Toc2043_3134269758"/><text:span text:style-name="T129">W</text:span><text:span text:style-name="T130">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56">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6">y</text:span> programmed onto an EEPROM (Electrically Erasable Programmable Read-Only Memory) or burned onto <text:span text:style-name="T105">a</text:span> non-reprogrammable ROM chip before being put on a board and <text:span text:style-name="T94">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57"><text:line-break/><text:line-break/></text:span><text:span text:style-name="T97">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6">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1">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2">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5">alter memory</text:span> and <text:span text:style-name="T145">manipulate </text:span>control flow. You can arbitrarily jump to any point in your program, test routines, <text:span text:style-name="T145">change the values of variables </text:span><text:span text:style-name="T146">in memory</text:span><text:span text:style-name="T145">,</text:span> and more.</text:p>
      <text:h text:style-name="P180"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7"/>
      <text:p text:style-name="P27">An emulation depth of zero means that the <text:span text:style-name="T98">virtual machine</text:span> is truly initializing or finalizing, rather than simply encapsulating.</text:p>
      <text:p text:style-name="P27"/>
      <text:p text:style-name="P29">Relevant <text:span text:style-name="T103">emulator </text:span>variables accessible from the driver-<text:line-break/></text:p>
      <text:p text:style-name="P62"><text:tab/>unsigned char R<text:tab/> <text:tab/><text:tab/>:error flag.</text:p>
      <text:p text:style-name="P62"><text:tab/>u M_SAVER[2][0x1000000]<text:tab/><text:tab/>:Memory. <text:span text:style-name="T158">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58">Saved registers for Kernel[0] and User[1]</text:span></text:p>
      <text:p text:style-name="P57"/>
      <text:p text:style-name="P83">You should use these variables in your driver <text:span text:style-name="T103">to achieve the best interoperability with Sisa16. </text:span></text:p>
      <text:p text:style-name="P146">Also note that you can choose to add new instructions to the architecture. If you choose to do that, you must:</text:p>
      <text:p text:style-name="P84">In isa.h:</text:p>
      <text:p text:style-name="P84">1) add the necessary goto label with a dispatch<text:line-break/>2) add the entries to the computed goto table and switch case</text:p>
      <text:p text:style-name="P99">in instructions.h:</text:p>
      <text:p text:style-name="P8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4">In sisa16_asm.1:</text:p>
      <text:p text:style-name="P84">4) write documentation in the sisa16_asm.1 manual page about your addition</text:p>
      <text:h text:style-name="P180" text:outline-level="1"><text:bookmark-start text:name="__RefHeading___Toc2047_3134269758"/><text:span text:style-name="T131">Assembler Documentation </text:span><text:span text:style-name="T132">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7"><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2">Consider any such errors </text:span><text:span text:style-name="T74">in this manual </text:span><text:span text:style-name="T72">a “feature”. </text:span><text:span text:style-name="T110">Hand-holding to this extent would hinder the educational value of these tools.</text:span></text:p>
      <text:p text:style-name="P63">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7">* <text:span text:style-name="T115">Python-style “#” comments as well as C++ style “//” comments are supported.</text:span></text:p>
      <text:p text:style-name="P67">* <text:span text:style-name="T115">All instructions that take more than one byte of arguments will typically use SPLIT syntax.</text:span></text:p>
      <text:p text:style-name="P67">%<text:span text:style-name="T115">0xEEFF% is semantically equivalent to 0xEE, 0xFF for instruction arguments.</text:span></text:p>
      <text:p text:style-name="P67">%/<text:span text:style-name="T115">0x1298CADF% is semantically equivalent to 0x12, 0x98, 0xCA, 0xDF for instruction arguments.</text:span></text:p>
      <text:p text:style-name="P67">%?<text:span text:style-name="T115">13.7% will parse the floating point number 13.7 and generate a comma separated list of four bytes similar to previous.</text:span></text:p>
      <text:p text:style-name="P67">%-<text:span text:style-name="T115">10% will take the decimal number ten and put it in a 32 bit variable, bitwise negate it, add one, and output the comma separated big endian list of bytes comprising it, effectively outputting negative ten twos complement.</text:span></text:p>
      <text:p text:style-name="P67">%<text:span text:style-name="T115">&amp;0xABCDEF% will generate a three-byte split, useful for `farld` and `farst` instructions.</text:span></text:p>
      <text:p text:style-name="P85">This is an artifact of how the assembler works.</text:p>
      <text:p text:style-name="P85"/>
      <text:p text:style-name="P149">Assembly Process</text:p>
      <text:p text:style-name="P123"><text:span text:style-name="T79">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1"> bottom up</text:span><text:span text:style-name="T42">wards</text:span><text:span text:style-name="T30">.</text:span></text:p>
      <text:p text:style-name="P86"/>
      <text:p text:style-name="P126"><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9"/>
      <text:p text:style-name="P87">At the very bottom, the assembler has a few basic things it can do (Search in assembler.c for “/*VERY_BASIC_THINGS_IT_CAN_DO*/”)</text:p>
      <text:p text:style-name="P87"/>
      <text:p text:style-name="P87">* bytes can be written to the output counter. (“bytes”)</text:p>
      <text:p text:style-name="P87">* shorts can be written to the output counter. (“shorts”)</text:p>
      <text:p text:style-name="P88">* the output counter can be moved. (“section”)</text:p>
      <text:p text:style-name="P88">* <text:span text:style-name="T148">the output counter can be moved to a region boundar (“region”)</text:span><text:line-break/>* A region of memory can be filled with a single byte value. (“fill”)</text:p>
      <text:p text:style-name="P87">* the ouput counter can be moved specifically on the second pass (“asm_fix_outputcounter”)<text:line-break/>* the status of the assembler can be printed to standard out (“asm_print”)</text:p>
      <text:p text:style-name="P8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7"/>
      <text:p text:style-name="P127"><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90"/>
      <text:p text:style-name="P129"><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1">* The assembler can push a file onto the parsing stack with ASM_header, which starts parsing that file until it ends, and then returns to the current one. </text:p>
      <text:p text:style-name="P91">* The assembler can include a string literal at any point in the file. These are recognized before pre-preprocessing. </text:p>
      <text:p text:style-name="P87"/>
      <text:p text:style-name="P124"><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3"/>
      <text:p text:style-name="P124"><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5"><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90"/>
      <text:p text:style-name="P94"><text:s/>A VAR line has two portions:<text:line-break/>* A portion specifying the name of the macro, between the pound symbols<text:line-break/>* A portion specifying the contents of the macro, after the second pound symbol.</text:p>
      <text:p text:style-name="P93"/>
      <text:p text:style-name="P126"><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8">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5"/>
      <text:p text:style-name="P128"><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2"/>
      <text:p text:style-name="P37"><text:span text:style-name="T28">Pre-preprocessing </text:span><text:span text:style-name="T29">is the step which takes place </text:span><text:span text:style-name="T58">before macro expansion</text:span><text:span text:style-name="T29">. </text:span><text:span text:style-name="T58">Syntactic sugars such as “:label:” </text:span><text:span text:style-name="T59">and “.mymacro:”</text:span><text:span text:style-name="T58">are handled.</text:span></text:p>
      <text:p text:style-name="P139"/>
      <text:p text:style-name="P138"><text:soft-page-break/>You should now have a reasonably strong grasp of how the assembly language is parsed and how the final file is created. </text:p>
      <text:p text:style-name="P138"/>
      <text:p text:style-name="P143">Design Decisions and Critique</text:p>
      <text:p text:style-name="P141"><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41"/>
      <text:p text:style-name="P141"><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40"/>
      <text:p text:style-name="P142">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h text:style-name="P180"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75">Loads and stores are typically within the same region as the program counter, unless they are “far” memory loads and stores. The stack is always in the zero region.</text:span></text:p>
      <text:p text:style-name="P65"><text:line-break/>The following bit of code increments the single byte value at address 500 (dec) in <text:span text:style-name="T174">the current region:</text:span></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5">immediate </text:span>value 1 into register B.</text:p>
      <text:p text:style-name="P65">* Adds the registers A and B and puts the result in A.</text:p>
      <text:p text:style-name="P65">* Stores the value in the A register at M[500].</text:p>
      <text:p text:style-name="P100"/>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2"/>
      <text:p text:style-name="P66">This, in order:<text:line-break/>* Loads the single-byte <text:span text:style-name="T136">immediate</text:span> value “8” into register B.</text:p>
      <text:p text:style-name="P66">* Performs an <text:span text:style-name="T119">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6">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6">farllda %&amp;0xAFEE23%;</text:span></text:p>
      <text:p text:style-name="P43"/>
      <text:p text:style-name="P71">Or store it like this:</text:p>
      <text:p text:style-name="P71"/>
      <text:p text:style-name="P44"><text:soft-page-break/>;<text:span text:style-name="T116">farstla %&amp;0xAFEE23%; </text:span></text:p>
      <text:p text:style-name="P72"/>
      <text:p text:style-name="P44"><text:span text:style-name="T133">Of course, you can access more than just single variables. You can also do indirect memory accesses. Assuming that the aforementioned memory location is actually the start of an array of </text:span><text:span text:style-name="T134">two-byte values</text:span><text:span text:style-name="T133">, of length 13, and you have an index into it in register A...<text:line-break/><text:line-break/></text:span><text:span text:style-name="T116">;sc %0xAF%;lb 13; mod;lb2; mul;llb %</text:span><text:span text:style-name="T118">0x</text:span><text:span text:style-name="T116">EE23%; add; ba; farillda;</text:span></text:p>
      <text:p text:style-name="P49"/>
      <text:p text:style-name="P71">In order, this:</text:p>
      <text:p text:style-name="P71">* Sets the C register to 0x00AF, <text:span text:style-name="T119">the region in which the array resides.</text:span></text:p>
      <text:p text:style-name="P71">* loads 13 <text:span text:style-name="T118">(decimal)</text:span> into register B<text:line-break/>* Performs a modulo <text:span text:style-name="T181">operation, A%B </text:span>and stores the result in A. <text:span text:style-name="T117">This guarantees that no out-of-bounds memory access occurs if A is larger than length of the array.</text:span></text:p>
      <text:p text:style-name="P71">*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3">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3"/>
      <text:p text:style-name="P74">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4"/>
      <text:p text:style-name="P75">You could also have performed the operation like this:</text:p>
      <text:p text:style-name="P75"/>
      <text:p text:style-name="P47">;<text:span text:style-name="T116">lb 13; mod;lb 2;mul;</text:span>lrx0 %/0xAFEE23%;rx1a;rxadd;cbrx0;farillda;</text:p>
      <text:p text:style-name="P47"/>
      <text:p text:style-name="P75">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5"><text:soft-page-break/></text:p>
      <text:p text:style-name="P130">Large Copies</text:p>
      <text:p text:style-name="P96"/>
      <text:p text:style-name="P9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6"/>
      <text:p text:style-name="P53">;lla %10%; sc %20%; farpagel;</text:p>
      <text:p text:style-name="P96"/>
      <text:p text:style-name="P96">This copies 256 bytes from the page in memory indexed by “20” decimal, to the page indexed by “10” decimal. In the memory map, there are 65,536 pages of size 256 bytes.</text:p>
      <text:p text:style-name="P96"/>
      <text:p text:style-name="P96">farpagest swaps the order of the arguments. The page indexed by C is the destination, while A is the source. </text:p>
      <text:p text:style-name="P96"/>
      <text:h text:style-name="P180" text:outline-level="1"><text:bookmark-start text:name="__RefHeading___Toc2051_3134269758"/>Control flow<text:bookmark-end text:name="__RefHeading___Toc2051_3134269758"/></text:h>
      <text:p text:style-name="P76">Control flow in SISA16 uses fixed (rather than relative) addressing.</text:p>
      <text:p text:style-name="P76"/>
      <text:p text:style-name="P50">;sc %0x500%; jmp;</text:p>
      <text:p text:style-name="P50"/>
      <text:p text:style-name="P119"><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6"/>
      <text:p text:style-name="P50">;cmp;sc %0x500%;jmpifeq;</text:p>
      <text:p text:style-name="P50"/>
      <text:p text:style-name="P119"><text:span text:style-name="T11">Or conversely, if they are </text:span>not<text:span text:style-name="T11"> equal:</text:span></text:p>
      <text:p text:style-name="P50"/>
      <text:p text:style-name="P50">;cmp;sc %0x500%;jmpifneq;</text:p>
      <text:p text:style-name="P79"/>
      <text:p text:style-name="P76">Notice the usage of “cmp”. There are <text:span text:style-name="T137">four</text:span> comparison instructions, “cmp”, “rxcmp”, “<text:span text:style-name="T137">rxicmp”,</text:span> and “fltcmp”.</text:p>
      <text:p text:style-name="P76"/>
      <text:p text:style-name="P76">cmp will set A to zero if A is less than B, one if A equals B, and two if A is greater than B.</text:p>
      <text:p text:style-name="P76">rxcmp puts the exact same values in A, but performs tests on RX0 and RX1 instead of A and B, respectively.</text:p>
      <text:p text:style-name="P97"><text:span text:style-name="T176">r</text:span>xicmp functions identically to rxcmp, but treats RX0 and RX1 as signed, so -1 will be less than 0.</text:p>
      <text:p text:style-name="P76"><text:span text:style-name="T176">f</text:span>ltcmp functions identically to rx<text:span text:style-name="T137">i</text:span>cmp but does 32 bit <text:span text:style-name="T5">floating point</text:span> comparisons. The semantics are more important with fltcmp:</text:p>
      <text:p text:style-name="P76">* If RX0 holds the floating point value for negative zero and RX1 hold<text:span text:style-name="T138">s</text:span> positive zero, or vice versa, they are considered equal.</text:p>
      <text:p text:style-name="P76">* Positive infinity is always considered greater than everything except itself.</text:p>
      <text:p text:style-name="P76">* Negative infinity is always considered less than everything except itself.</text:p>
      <text:p text:style-name="P76">* <text:span text:style-name="T120">NAN is considered equal to everything. This is in opposition to the IEEE 754 standard, but is intentional: a NAN should always be considered erroneous for a floating point value. It should never be used as a magic value. </text:span></text:p>
      <text:p text:style-name="P76"/>
      <text:p text:style-name="P76">Alright, but how do you use this to create an “if” statement? You can use <text:span text:style-name="T5">labels</text:span>.</text:p>
      <text:p text:style-name="P76">In Sisa16, labels are simply assembly-time variables which contain nothing but a memory address. <text:span text:style-name="T121">You can create them like this, on their own line:</text:span></text:p>
      <text:p text:style-name="P76"/>
      <text:p text:style-name="P48">VAR#myLabel#@</text:p>
      <text:p text:style-name="P76"/>
      <text:p text:style-name="P98">Alternatively, you can use <text:span text:style-name="T148">one of</text:span> the<text:span text:style-name="T148">se</text:span> syntactic sugar<text:span text:style-name="T148">s</text:span>:</text:p>
      <text:p text:style-name="P98"/>
      <text:p text:style-name="P54">:myLabel:</text:p>
      <text:p text:style-name="P55">myLabel:</text:p>
      <text:p text:style-name="P76"><text:soft-page-break/></text:p>
      <text:p text:style-name="P101">(Note: you cannot have a label on the same line as code)</text:p>
      <text:p text:style-name="P77">The following complete program <text:span text:style-name="T148">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9"/>
      <text:p text:style-name="P79"/>
      <text:p text:style-name="P118"><text:span text:style-name="T18">You may have noticed that </text:span><text:span text:style-name="T11">Sisa16 uses 16 bit numbers for its control flow. The program counter, for instance, is 16 bit. How, then, does one execute code outside the first 64k?</text:span></text:p>
      <text:p text:style-name="P79"/>
      <text:p text:style-name="P79">The CPU has a<text:span text:style-name="T176">n</text:span> 8-bit register called the “Program counter region” which specifies the 64k portion of memory that the program counter is currently loading opcodes and operands from. <text:span text:style-name="T176">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9"/>
      <text:p text:style-name="P80">It is changed by these instructions:<text:line-break/>* lfarpc</text:p>
      <text:p text:style-name="P80">* farcall</text:p>
      <text:p text:style-name="P80">* farret</text:p>
      <text:p text:style-name="P120"><text:span text:style-name="T11">* </text:span><text:span text:style-name="T19">farjmprx0</text:span></text:p>
      <text:p text:style-name="P78"/>
      <text:p text:style-name="P121"><text:span text:style-name="T19">i</text:span><text:span text:style-name="T11">t is very typical (for reasons that will be explained later) to want the code of your program to be outside the first region of memory. So it is very typical to see this:</text:span></text:p>
      <text:p text:style-name="P81"/>
      <text:p text:style-name="P51">section 0x10000;</text:p>
      <text:p text:style-name="P51"><text:tab/>//code…</text:p>
      <text:p text:style-name="P51"/>
      <text:p text:style-name="P52">section 0;</text:p>
      <text:p text:style-name="P52"><text:tab/>la 1; </text:p>
      <text:p text:style-name="P52"><text:soft-page-break/><text:tab/>lfarpc;</text:p>
      <text:p text:style-name="P51"/>
      <text:p text:style-name="P122"><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8">Switch Case</text:p>
      <text:p text:style-name="P82">In SISA16 it is possible to create a jump table, an equivalent of switch-case in C.</text:p>
      <text:p text:style-name="P82"/>
      <text:p text:style-name="P82">Here is an example program which reads a single byte from the keyboard and prints its hexidecimal value to standard out:</text:p>
      <text:p text:style-name="P144"/>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102"/>
      <text:p text:style-name="P147">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102"/>
      <text:p text:style-name="P104">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7">* A character is read from the standard input.<text:line-break/>* The high hex digit is checked and a computed jump is done to one of sixteen different possible values it could have- 0 through F in hex. This hex digit is printed.</text:p>
      <text:p text:style-name="P103">* <text:span text:style-name="T122">The same is done for the low hex digit.</text:span></text:p>
      <text:p text:style-name="P103"/>
      <text:p text:style-name="P105">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5">Consider this an exercise.</text:span></text:p>
      <text:p text:style-name="P150">Subroutines</text:p>
      <text:p text:style-name="P106">You can create subroutines which use the stack in sisa16. The stack pointer is 16 bit, so it always points <text:span text:style-name="T124">somewhere </text:span>within the first 64k of memory. <text:span text:style-name="T72">This is why you </text:span><text:span text:style-name="T76">might not </text:span><text:span text:style-name="T72">want to put your code in the zero region. </text:span><text:span text:style-name="T124">There are four main instructions to use when writing subroutines:</text:span></text:p>
      <text:p text:style-name="P106">* <text:span text:style-name="T124">call<text:line-break/>* ret<text:line-break/>* farcall<text:line-break/>* farret</text:span></text:p>
      <text:p text:style-name="P106"/>
      <text:p text:style-name="P108">If <text:span text:style-name="T177">you know that you are only every going to call the subroutine from the same region it exists in, such as if </text:span>your entire program <text:span text:style-name="T177">were to fit</text:span>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8"/>
      <text:p text:style-name="P110">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pop %3%; apop; push %4%;</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soft-page-break/><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8"><text:span text:style-name="T102"><text:tab/>halt;</text:span><text:line-break/><text:line-break/><text:span text:style-name="T127">This program receives two decimal digits as input and multiplies them to create a result, which is printed in hex. Entering other characters has erroneous effects, but displays a result. </text:span></text:p>
      <text:h text:style-name="P180" text:outline-level="1"><text:bookmark-start text:name="__RefHeading___Toc2053_3134269758"/>Math<text:bookmark-end text:name="__RefHeading___Toc2053_3134269758"/></text:h>
      <text:p text:style-name="P131"><text:span text:style-name="T11">There are </text:span><text:span text:style-name="T69">seven</text:span><text:span text:style-name="T39"> </text:span><text:span text:style-name="T11">classes of arithmetic instruction in Sisa16.</text:span></text:p>
      <text:p text:style-name="P109">* 16 bit arithmetic. Div and Mod are unsigned.</text:p>
      <text:p text:style-name="P109">* 32 bit arithmetic. Div and Mod are unsigned, except for…</text:p>
      <text:p text:style-name="P109">* 32 bit signed division instructions, rxidiv and rximod.</text:p>
      <text:p text:style-name="P109">* 32 bit floating-point arithmetic.</text:p>
      <text:p text:style-name="P131"><text:span text:style-name="T11">* Comparison instructions.</text:span></text:p>
      <text:p text:style-name="P131"><text:span text:style-name="T11">* </text:span><text:span text:style-name="T38">Floating-point and Integer conversion ops.</text:span></text:p>
      <text:p text:style-name="P131"><text:span text:style-name="T39">* Integer increment/decrement instruction</text:span><text:span text:style-name="T40">s</text:span><text:span text:style-name="T39">.</text:span></text:p>
      <text:p text:style-name="P184"><text:span text:style-name="T11">Idea for implementers: </text:span><text:span text:style-name="T39">I</text:span><text:span text:style-name="T11">t might be worthwhile to add vector operations to the ISA.</text:span></text:p>
      <text:p text:style-name="P109"><text:span text:style-name="T80">Operations are for twos complement integers, default unsigned, unless otherwise specified.</text:span><text:span text:style-name="T182"><text:line-break/>Here is a table </text:span><text:span text:style-name="T183">of the mathematical operations, </text:span><text:span text:style-name="T182">for reference:</text:span></text:p>
      <text:p text:style-name="P185">Instruction<text:tab/><text:tab/>Operation<text:tab/><text:tab/><text:tab/>Destination register <text:s text:c="25"/></text:p>
      <text:p text:style-name="P186">cmp<text:tab/><text:tab/>A &lt;=&gt; B<text:tab/><text:tab/><text:tab/><text:tab/>A</text:p>
      <text:p text:style-name="P186">rxcmp<text:tab/><text:tab/>RX0 &lt;=&gt; RX1<text:tab/><text:tab/><text:tab/>A<text:line-break/>rxicmp<text:tab/><text:tab/>RX0 &lt;=&gt; RX1 (signed)<text:tab/><text:tab/>A<text:line-break/>fltcmp<text:tab/><text:tab/>RX0 &lt;=&gt; RX1 (float)<text:tab/><text:tab/>A</text:p>
      <text:p text:style-name="P186">add<text:tab/><text:tab/>A + B<text:tab/><text:tab/><text:tab/><text:tab/>A</text:p>
      <text:p text:style-name="P186">sub<text:tab/><text:tab/>A – B<text:tab/><text:tab/><text:tab/><text:tab/>A</text:p>
      <text:p text:style-name="P186">mul<text:tab/><text:tab/>A * B<text:tab/><text:tab/><text:tab/><text:tab/>A</text:p>
      <text:p text:style-name="P186">div<text:tab/><text:tab/>A / B<text:tab/><text:tab/><text:tab/><text:tab/>A</text:p>
      <text:p text:style-name="P186">mod<text:tab/><text:tab/>A % B<text:tab/><text:tab/><text:tab/><text:tab/>A</text:p>
      <text:p text:style-name="P186">rxadd<text:tab/><text:tab/>RX0 + RX1<text:tab/><text:tab/><text:tab/>RX0</text:p>
      <text:p text:style-name="P186">rxsub<text:tab/><text:tab/>RX0 – RX1<text:tab/><text:tab/><text:tab/>RX0</text:p>
      <text:p text:style-name="P186">rxmul<text:tab/><text:tab/>RX0 * RX1<text:tab/><text:tab/><text:tab/>RX0</text:p>
      <text:p text:style-name="P18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86">fltsub<text:tab/><text:tab/>RX0 – RX1 (float)<text:tab/><text:tab/>RX0</text:p>
      <text:p text:style-name="P186">fltmul<text:tab/><text:tab/>RX0 * RX1 (float)<text:tab/><text:tab/>RX0</text:p>
      <text:p text:style-name="P186">fltdiv<text:tab/><text:tab/>RX0 / RX1 (float)<text:tab/><text:tab/>RX0<text:line-break/>and<text:tab/><text:tab/>A &amp; B<text:tab/><text:tab/><text:tab/><text:tab/>A<text:line-break/>or<text:tab/><text:tab/>A | B<text:tab/><text:tab/><text:tab/><text:tab/>A</text:p>
      <text:p text:style-name="P186">xor<text:tab/><text:tab/>A ^ B<text:tab/><text:tab/><text:tab/><text:tab/>A<text:line-break/>compl<text:tab/><text:tab/>~A<text:tab/><text:tab/><text:tab/><text:tab/>A</text:p>
      <text:p text:style-name="P18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83">logor<text:tab/><text:tab/>A || B<text:tab/><text:tab/><text:tab/><text:tab/>A</text:span></text:p>
      <text:p text:style-name="P188">logand<text:tab/><text:tab/>A &amp;&amp; B<text:tab/><text:tab/><text:tab/><text:tab/>A</text:p>
      <text:p text:style-name="P189">aincr<text:tab/><text:tab/><text:span text:style-name="T184">A+1<text:tab/><text:tab/><text:tab/><text:tab/>A</text:span><text:line-break/><text:span text:style-name="T184">adecr<text:tab/><text:tab/>A-1<text:tab/><text:tab/><text:tab/><text:tab/>A</text:span></text:p>
      <text:p text:style-name="P190">rxincr<text:tab/><text:tab/>RX0+1<text:tab/><text:tab/><text:tab/><text:tab/>RX0</text:p>
      <text:p text:style-name="P190">rxdecr<text:tab/><text:tab/>RX0-1<text:tab/><text:tab/><text:tab/><text:tab/>RX0<text:line-break/><text:span text:style-name="T185">rxitof<text:tab/><text:tab/>RX0 (signed) to float<text:tab/><text:tab/>RX0</text:span></text:p>
      <text:p text:style-name="P191">rxftoi<text:tab/><text:tab/>RX0 (float) to <text:span text:style-name="T186">signed</text:span><text:tab/><text:tab/>RX0</text:p>
      <text:h text:style-name="P180" text:outline-level="1"><text:bookmark-start text:name="__RefHeading___Toc2002_3391041109"/>Segment Control<text:bookmark-end text:name="__RefHeading___Toc2002_3391041109"/></text:h>
      <text:p text:style-name="P154">The “Segment” is the way that Sisa16 accesses more than 16 megabytes of memory. It can allow access to a <text:span text:style-name="T178">40 bit address space.</text:span></text:p>
      <text:p text:style-name="P154">These are the instructions that interact with the segment:</text:p>
      <text:p text:style-name="P155">seg_ld: load segment RX1 into page RX0 of Main Memory. (1 byte) (AB)</text:p>
      <text:p text:style-name="P155">seg_st: store segment RX0 from main memory into page RX1 in the segment. (1 byte) (AC)</text:p>
      <text:p text:style-name="P155">seg_pages: get the number of pages in the segment in RX0. (1 byte) (B3)</text:p>
      <text:p text:style-name="P155"/>
      <text:p text:style-name="P158">Note that there is no way to “ild” or “ist” directly with the segment. 256 byte “pages” are moved from main memory into the segment, or moved back. <text:span text:style-name="T159">This means that large copies are actually relatively fast between main memory and the segment, but that loading a small amount of data is expensive.</text:span></text:p>
      <text:p text:style-name="P159">Using seg_ld and seg_st in conjunction with farpagel and farpagest can result in incredibly fast copies to and from the segment.</text:p>
      <text:p text:style-name="P160">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58"/>
      <text:p text:style-name="P158"/>
      <text:h text:style-name="P180" text:outline-level="1"><text:bookmark-start text:name="__RefHeading___Toc2054_3391041109"/>Privilege<text:bookmark-end text:name="__RefHeading___Toc2054_3391041109"/></text:h>
      <text:p text:style-name="P172">Sisa16 is relatively unique in how it implements privilege rings into the architecture- No <text:span text:style-name="T161">Memory Mapping Unit</text:span> is used. <text:span text:style-name="T164">It uses Memory segmentation to prevent user-mode code from interfering with other user code. </text:span>Instructions executing in user mode simply cannot address any memory <text:span text:style-name="T164">they cannot access</text:span>. While this means that each mode can only use 16 megabytes of memory, it makes the emulator extremely fast, and it makes using the privilege scheme extremely easy.</text:p>
      <text:p text:style-name="P173">When sisa16 boots, it starts in privileged mode. <text:span text:style-name="T160">To enter user mode, you must either call priv_drop, or emulate. Memory is cleared to zero before booting, so priv_drop </text:span><text:span text:style-name="T167">ordinarily </text:span><text:span text:style-name="T160">won’t do anything. The </text:span><text:span text:style-name="T167">user code</text:span><text:span text:style-name="T160"> will simply reach a halt instruction, opcode 0. </text:span><text:span text:style-name="T167">You have two options: Use the “emulate” instruction to write a program into user memory and begin execution at location 0, or use `user_farista` to copy an entire program, byte-by-byte, into the target.</text:span><text:span text:style-name="T160"><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2">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74">“But how does emulate return?”<text:line-break/>Emulate returns when any one of the following occurs:</text:p>
      <text:list xml:id="list3989103453" text:style-name="L1">
        <text:list-item>
          <text:p text:style-name="P192">A <text:span text:style-name="T166">privileged-only instruction is executed</text:span>. (15<text:span text:style-name="T166">)</text:span></text:p>
        </text:list-item>
        <text:list-item>
          <text:p text:style-name="P194">A driver instruction is executed (16: <text:s/><text:span text:style-name="T179">getchar</text:span>,17: <text:span text:style-name="T179">putchar</text:span>,18: <text:span text:style-name="T179">interrupt</text:span>)</text:p>
        </text:list-item>
        <text:list-item>
          <text:p text:style-name="P195">A syscall is made (19)</text:p>
        </text:list-item>
        <text:list-item>
          <text:p text:style-name="P192">A preemptive context switch occurs. (255)</text:p>
        </text:list-item>
        <text:list-item>
          <text:p text:style-name="P193">A ‘halt’ instruction is reached. (0)</text:p>
        </text:list-item>
        <text:list-item>
          <text:p text:style-name="P196"><text:span text:style-name="T11">An illegal opcode is executed </text:span><text:span text:style-name="T63">(0)</text:span></text:p>
        </text:list-item>
        <text:list-item>
          <text:p text:style-name="P197"><text:span text:style-name="T63">A</text:span><text:span text:style-name="T11">n illegal segment access occurs (5)</text:span></text:p>
        </text:list-item>
        <text:list-item>
          <text:p text:style-name="P196"><text:span text:style-name="T11">An error code is emitted. </text:span><text:span text:style-name="T63">(Any other value </text:span><text:span text:style-name="T66">of register A.</text:span><text:span text:style-name="T63">)</text:span></text:p>
        </text:list-item>
      </text:list>
      <text:p text:style-name="P175">Whenever any one of these occurs, the state of the user mode is saved (registers and all) so that you can return to it later with priv_drop.</text:p>
      <text:p text:style-name="P176"><text:soft-page-break/>To write a very simple single-process kernel, you can write a loop that looks roughly like this:</text:p>
      <text:p text:style-name="P157">emulate();</text:p>
      <text:p text:style-name="P156">while(1){</text:p>
      <text:p text:style-name="P156"><text:tab/>if(a == 0xff){<text:span text:style-name="T164">task_ric();</text:span>priv_drop(); continue;}</text:p>
      <text:p text:style-name="P156"><text:tab/>else {puts(“Error”);break;}</text:p>
      <text:p text:style-name="P156">}</text:p>
      <text:p text:style-name="P161">(C to assembly translation not provided, but you can see a similar and more fleshed out example in the included standard library, emulation.hasm)</text:p>
      <text:p text:style-name="P167">Preemption</text:p>
      <text:p text:style-name="P162">Sisa16 implements pre-emption not based on time, but rather based on the number of instructions executed. Every time an instruction is executed, an instruction counter is incremented (by some amount, varying based on the “cost” of that instruction<text:span text:style-name="T165">).</text:span></text:p>
      <text:p text:style-name="P163">When this instruction counter surpasses a certain value, control will return to privileged code- meaning that either emulate or priv_drop will return. If preemption was the reason for returning, the A register will be 255.</text:p>
      <text:p text:style-name="P168">Syscall</text:p>
      <text:p text:style-name="P168"><text:span text:style-name="T11">A special instruction exists in sisa16 specifically for the purpose of trapping </text:span><text:span text:style-name="T66">to create system calls- syscall. The A register will be 19 after returning from priv_drop or emulate, </text:span><text:span text:style-name="T67">your privileged code simply needs to respond to it.</text:span></text:p>
      <text:p text:style-name="P169">The “Driver”</text:p>
      <text:p text:style-name="P165">The driver functions- getchar, putchar, and interrupt- are privileged. Whenever they <text:span text:style-name="T167">are called in user mode, control immediately returns to privileged code. </text:span><text:span text:style-name="T168">Privileged code can respond to them just like syscalls.</text:span></text:p>
      <text:p text:style-name="P171">The Segment</text:p>
      <text:p text:style-name="P166">The segment, the majority of memory available to sisa16, is restricted access by a “mask” and “offset.</text:p>
      <text:p text:style-name="P166">This mask and offset can be configured in privileged mode. <text:span text:style-name="T178">It remains active even through context switches and task_sets, so it must be changed by the kernel each time.</text:span></text:p>
      <text:p text:style-name="P170">An example Kernel.</text:p>
      <text:p text:style-name="P164">An example kernel is written in emulation.hasm. It is called “Krenel” (spelled exactly like that). It features a simple round robin scheduler, with several basic system calls implemented for process management <text:span text:style-name="T173">and Disk I/O. It can easily be extended to add new system calls for any driver you may implement.</text:span></text:p>
      <text:h text:style-name="P180" text:outline-level="1"><text:bookmark-start text:name="__RefHeading___Toc2254_510028098"/>Krenel<text:bookmark-end text:name="__RefHeading___Toc2254_510028098"/></text:h>
      <text:p text:style-name="P177">Krenel is the extremely simple kernel I have written for Sisa16. Here are its features <text:span text:style-name="T170">at the time of writing:</text:span></text:p>
      <text:list xml:id="list1303245521" text:style-name="L2">
        <text:list-item>
          <text:p text:style-name="P198">Round robin scheduler supporting all 8 of Sisa16’s hardware tasks.</text:p>
        </text:list-item>
        <text:list-item>
          <text:p text:style-name="P200">Hard Realtime- the worst case execution time is very easy to compute and relatively small.</text:p>
        </text:list-item>
        <text:list-item>
          <text:p text:style-name="P202">Various interrupts and passthroughs for controlling the disk and I/O</text:p>
        </text:list-item>
        <text:list-item>
          <text:p text:style-name="P202">process control and Interprocess communication</text:p>
        </text:list-item>
      </text:list>
      <text:h text:style-name="P181" text:outline-level="1"><text:bookmark-start text:name="__RefHeading___Toc2055_3134269758"/>Challenges<text:bookmark-end text:name="__RefHeading___Toc2055_3134269758"/></text:h>
      <text:p text:style-name="P134"><text:span text:style-name="T45">I’ve taught you enough about </text:span><text:span text:style-name="T46">sisa16 </text:span><text:span text:style-name="T45">assembly language to do almost everything in it that you would do in C.</text:span><text:span text:style-name="T11"><text:line-break/><text:line-break/>If you feel comfortable enough with the language, I would recommend trying some of these challenges:</text:span></text:p>
      <text:p text:style-name="P111"/>
      <text:p text:style-name="P113">Very Easy:<text:line-break/>* Write translations of C control flow structures into Sisa16. For loops, while loops, If/else/elseif, switch-case, etcetera.</text:p>
      <text:p text:style-name="P135"><text:span text:style-name="T53">* </text:span><text:span text:style-name="T61">Implement a simple clock that counts hours, </text:span><text:span text:style-name="T64">minutes,</text:span><text:span text:style-name="T61"> and seconds.</text:span><text:span text:style-name="T53"><text:line-break/>* Print the first 10 Fibonacci numbers given two starting numbers. </text:span><text:span text:style-name="T55">You can use the Hexidecimal printing routine from this </text:span><text:span text:style-name="T56">manual</text:span><text:span text:style-name="T55">.</text:span><text:span text:style-name="T11"><text:line-break/><text:line-break/>Easy:<text:line-break/>* Write a program that takes in hex numbers entered via the keyboard and prints them in binary. Halt the program if a non hex digit is entered.</text:span></text:p>
      <text:p text:style-name="P132"><text:span text:style-name="T11">* Allow the user to type in a string on standard input, </text:span><text:span text:style-name="T54">handle</text:span><text:span text:style-name="T11"> a sentinel character such as newline (0x</text:span><text:span text:style-name="T44">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8">A four-function calculator.</text:span></text:p>
      <text:p text:style-name="P114"/>
      <text:p text:style-name="P112"/>
      <text:p text:style-name="P115">Medium:</text:p>
      <text:p text:style-name="P115">* Create a bootloader program that can take in a sisa16 ROM image from standard input, and then begin executing it. <text:span text:style-name="T150">For full compatibility, M</text:span>ake sure that when the bootloaded program begins executing, all registers are set to zero. Bonus points if you can utilize the entire address space. The program should be able to boot itself. <text:span text:style-name="T139">TIP: remember that when the program counter reaches the end of a 64k region of memory, it loops back around to the beginning.</text:span></text:p>
      <text:p text:style-name="P133"><text:span text:style-name="T11">* </text:span><text:span text:style-name="T43">Write a routine that can display floating point numbers </text:span><text:span text:style-name="T61">in decimal.</text:span></text:p>
      <text:p text:style-name="P115">* <text:span text:style-name="T162">Execute code in User mode.</text:span></text:p>
      <text:p text:style-name="P115">* <text:span text:style-name="T163">Add new functions to the standard library.</text:span></text:p>
      <text:p text:style-name="P115"/>
      <text:p text:style-name="P115">Hard:</text:p>
      <text:p text:style-name="P115">* Create a <text:span text:style-name="T180">bf</text:span> interpreter which has at least 64k 8bit cells and 64k of program space. Bonus points if you can make it work with more.</text:p>
      <text:p text:style-name="P136"><text:span text:style-name="T11">* Write an assembler for Sisa16. It need not be compatible with the existing syntax- </text:span><text:span text:style-name="T47">in fact there may be some merit to inventing your own. </text:span><text:span text:style-name="T48">You can receive source code on standard in, or read from a file. </text:span><text:span text:style-name="T49">Implement some way which allows people to create forward ju</text:span><text:span text:style-name="T50">mps and labels. </text:span><text:span text:style-name="T57">Bonus points if it’s actually written </text:span><text:span text:style-name="T140">in</text:span><text:span text:style-name="T57"> sisa16 assembler.</text:span></text:p>
      <text:p text:style-name="P116">* Interpret arithmetic with order of operations. 5 * 3 + 2 * 7 should correctly parse as 15 * 14 which is 210.</text:p>
      <text:p text:style-name="P136"><text:soft-page-break/><text:span text:style-name="T47">* </text:span><text:span text:style-name="T48">Write an emulator for a simpler CPU. It could be a real one, or it could be one you make up. If you’re looking for real ones to emulate, the 6502 is an obvious choice. Provide some means of interacting with it, whether that’s memory mapped I/O or a </text:span><text:span text:style-name="T52">couple</text:span><text:span text:style-name="T48"> added instruction</text:span><text:span text:style-name="T52">s</text:span><text:span text:style-name="T48">.</text:span></text:p>
      <text:p text:style-name="P136"><text:span text:style-name="T48"><text:line-break/></text:span><text:span text:style-name="T51">Very Hard:<text:line-break/>* create an interpreter for an oldschool language like Basic.<text:line-break/>* Compile a high level language like C to sisa16. You could make your own. </text:span><text:span text:style-name="T53">Advanced users might want to investigate writing an LLVM backend.</text:span><text:span text:style-name="T51"><text:line-break/>* Write an emulator for sisa16… in sisa16! Make sure to allow stepping through instructions. </text:span><text:span text:style-name="T65">If you’re feeling lucky, make it</text:span><text:span text:style-name="T51"> able to execute itself. </text:span><text:span text:style-name="T52">TIP: Use the Segment.</text:span></text:p>
      <text:p text:style-name="P137"><text:span text:style-name="T52">* </text:span><text:span text:style-name="T11">Write a </text:span><text:span text:style-name="T65">simple kernel for Sisa16, </text:span><text:span text:style-name="T68">similar to Krenel</text:span><text:span text:style-name="T65">. </text:span><text:span text:style-name="T68">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3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3T14:29:59.603491649</dc:date>
    <meta:editing-duration>PT15H43M</meta:editing-duration>
    <meta:editing-cycles>212</meta:editing-cycles>
    <meta:generator>LibreOffice/7.0.4.2$Linux_X86_64 LibreOffice_project/00$Build-2</meta:generator>
    <meta:document-statistic meta:table-count="0" meta:image-count="1" meta:object-count="0" meta:page-count="31" meta:paragraph-count="527" meta:word-count="7354" meta:character-count="47480" meta:non-whitespace-character-count="40164"/>
  </office:meta>
</office:document-meta>
</file>